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0000" draw:fill="none" draw:textarea-horizontal-align="justify" draw:textarea-vertical-align="middle" draw:auto-grow-height="false" fo:min-height="11.85cm" fo:min-width="14cm"/>
    </style:style>
    <style:style style:name="gr2" style:family="graphic" style:parent-style-name="standard">
      <style:graphic-properties svg:stroke-color="#ff0000" draw:fill-color="#ffa6a6" draw:textarea-horizontal-align="justify" draw:textarea-vertical-align="middle" draw:auto-grow-height="false" fo:min-height="0.7cm" fo:min-width="0.45cm"/>
    </style:style>
    <style:style style:name="gr3" style:family="graphic" style:parent-style-name="standard">
      <style:graphic-properties svg:stroke-color="#00a933" draw:fill-color="#77bc65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1.993cm"/>
      <style:paragraph-properties style:writing-mode="lr-tb"/>
    </style:style>
    <style:style style:name="gr5" style:family="graphic" style:parent-style-name="standard">
      <style:graphic-properties svg:stroke-color="#ff0000" draw:fill="none" draw:textarea-horizontal-align="justify" draw:textarea-vertical-align="middle" draw:auto-grow-height="false" fo:min-height="11.42cm" fo:min-width="13.57cm"/>
    </style:style>
    <style:style style:name="gr6" style:family="graphic" style:parent-style-name="standard">
      <style:graphic-properties svg:stroke-color="#00a933" draw:fill-color="#77bc65" draw:textarea-horizontal-align="justify" draw:textarea-vertical-align="middle" draw:auto-grow-height="false" fo:min-height="0.74cm" fo:min-width="0.49cm"/>
    </style:style>
    <style:style style:name="gr7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388cm" fo:min-width="0.137cm"/>
    </style:style>
    <style:style style:name="gr9" style:family="graphic" style:parent-style-name="standard">
      <style:graphic-properties svg:stroke-color="#ff0000" draw:fill-color="#ffa6a6" draw:textarea-horizontal-align="justify" draw:textarea-vertical-align="middle" draw:auto-grow-height="false" fo:min-height="0.046cm" fo:min-width="0cm"/>
    </style:style>
    <style:style style:name="gr10" style:family="graphic" style:parent-style-name="standard">
      <style:graphic-properties svg:stroke-color="#ff0000" draw:fill-color="#ffa6a6" draw:textarea-horizontal-align="justify" draw:textarea-vertical-align="middle" draw:auto-grow-height="false" fo:min-height="2.85cm" fo:min-width="0.135cm"/>
    </style:style>
    <style:style style:name="gr11" style:family="graphic" style:parent-style-name="standard">
      <style:graphic-properties svg:stroke-color="#00a933" draw:fill-color="#77bc65" draw:textarea-horizontal-align="justify" draw:textarea-vertical-align="middle" draw:auto-grow-height="false" fo:min-height="0.458cm" fo:min-width="0.208cm"/>
    </style:style>
    <style:style style:name="gr12" style:family="graphic" style:parent-style-name="standard">
      <style:graphic-properties svg:stroke-color="#ffbf00" draw:fill-color="#ffe994" draw:textarea-horizontal-align="justify" draw:textarea-vertical-align="middle" draw:auto-grow-height="false" fo:min-height="0.246cm" fo:min-width="0cm"/>
    </style:style>
    <style:style style:name="gr13" style:family="graphic" style:parent-style-name="standard">
      <style:graphic-properties svg:stroke-color="#55308d" draw:fill-color="#b7b3ca" draw:textarea-horizontal-align="justify" draw:textarea-vertical-align="middle" draw:auto-grow-height="false" fo:min-height="0.104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a6a6"/>
      <style:paragraph-properties fo:text-align="center"/>
    </style:style>
    <style:style style:name="P3" style:family="paragraph">
      <loext:graphic-properties draw:fill-color="#77bc65"/>
      <style:paragraph-properties fo:text-align="center"/>
    </style:style>
    <style:style style:name="P4" style:family="paragraph">
      <style:paragraph-properties fo:line-height="0.249cm"/>
    </style:style>
    <style:style style:name="P5" style:family="paragraph">
      <loext:graphic-properties draw:fill="none" draw:fill-color="#ffffff"/>
      <style:paragraph-properties fo:line-height="0.249cm" style:writing-mode="lr-tb"/>
      <style:text-properties fo:font-size="7pt"/>
    </style:style>
    <style:style style:name="P6" style:family="paragraph">
      <style:paragraph-properties fo:line-height="0.249cm" fo:text-align="end"/>
    </style:style>
    <style:style style:name="P7" style:family="paragraph">
      <loext:graphic-properties draw:fill="none" draw:fill-color="#ffffff"/>
      <style:paragraph-properties fo:line-height="0.249cm" fo:text-align="end" style:writing-mode="lr-tb"/>
      <style:text-properties fo:font-size="7pt"/>
    </style:style>
    <style:style style:name="P8" style:family="paragraph">
      <style:paragraph-properties fo:line-height="0.249cm" fo:text-align="center"/>
    </style:style>
    <style:style style:name="P9" style:family="paragraph">
      <loext:graphic-properties draw:fill="none" draw:fill-color="#ffffff"/>
      <style:paragraph-properties fo:line-height="0.249cm" fo:text-align="center" style:writing-mode="lr-tb"/>
      <style:text-properties fo:font-size="7pt"/>
    </style:style>
    <style:style style:name="P10" style:family="paragraph">
      <style:paragraph-properties fo:text-align="center"/>
    </style:style>
    <style:style style:name="P11" style:family="paragraph">
      <loext:graphic-properties draw:fill-color="#ffe994"/>
      <style:paragraph-properties fo:text-align="center"/>
    </style:style>
    <style:style style:name="P12" style:family="paragraph">
      <loext:graphic-properties draw:fill-color="#b7b3ca"/>
      <style:paragraph-properties fo:text-align="center"/>
    </style:style>
    <style:style style:name="T1" style:family="text">
      <style:text-properties fo:font-size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5cm" svg:height="12.1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cm" svg:height="0.95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cm" svg:height="0.95cm" svg:x="14.55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cm" svg:height="0.95cm" svg:x="1cm" svg:y="12.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cm" svg:height="0.95cm" svg:x="14.55cm" svg:y="12.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.9cm" svg:y="2.4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.9cm" svg:y="2.7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.9cm" svg:y="2.9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.9cm" svg:y="3.2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.9cm" svg:y="3.4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.9cm" svg:y="3.7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.9cm" svg:y="3.9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.9cm" svg:y="4.2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.9cm" svg:y="4.7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.9cm" svg:y="4.9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.9cm" svg:y="5.2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.9cm" svg:y="5.4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.9cm" svg:y="5.7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.9cm" svg:y="5.9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.9cm" svg:y="6.2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.9cm" svg:y="6.4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.9cm" svg:y="7.0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.9cm" svg:y="7.2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.9cm" svg:y="7.5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.9cm" svg:y="7.7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.9cm" svg:y="8.0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.9cm" svg:y="8.2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.9cm" svg:y="8.5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.9cm" svg:y="8.776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259cm" svg:height="2.243cm" svg:x="1.991cm" svg:y="2.4cm">
          <draw:text-box>
            <text:p text:style-name="P4"><text:span text:style-name="T1">SINE</text:span></text:p>
            <text:p text:style-name="P4"><text:span text:style-name="T1">SAWTOOTH</text:span></text:p>
            <text:p text:style-name="P4"><text:span text:style-name="T1">DELAY WET</text:span></text:p>
            <text:p text:style-name="P4"><text:span text:style-name="T1">ENV MOD 1</text:span></text:p>
            <text:p text:style-name="P4"><text:span text:style-name="T1">SOMETHING</text:span></text:p>
            <text:p text:style-name="P4"><text:span text:style-name="T1">HELLO</text:span></text:p>
            <text:p text:style-name="P4"><text:span text:style-name="T1">SEVEN</text:span></text:p>
            <text:p text:style-name="P4"><text:span text:style-name="T1">NUMBER 8</text:span></text:p>
          </draw:text-box>
        </draw:frame>
        <draw:frame draw:style-name="gr4" draw:text-style-name="P5" draw:layer="layout" svg:width="2.259cm" svg:height="2.243cm" svg:x="1.99cm" svg:y="4.65cm">
          <draw:text-box>
            <text:p text:style-name="P4"><text:span text:style-name="T1">SINE</text:span></text:p>
            <text:p text:style-name="P4"><text:span text:style-name="T1">SAWTOOTH</text:span></text:p>
            <text:p text:style-name="P4"><text:span text:style-name="T1">DELAY WET</text:span></text:p>
            <text:p text:style-name="P4"><text:span text:style-name="T1">ENV MOD 1</text:span></text:p>
            <text:p text:style-name="P4"><text:span text:style-name="T1">SOMETHING</text:span></text:p>
            <text:p text:style-name="P4"><text:span text:style-name="T1">HELLO</text:span></text:p>
            <text:p text:style-name="P4"><text:span text:style-name="T1">SEVEN</text:span></text:p>
            <text:p text:style-name="P4"><text:span text:style-name="T1">NUMBER 8</text:span></text:p>
          </draw:text-box>
        </draw:frame>
        <draw:frame draw:style-name="gr4" draw:text-style-name="P5" draw:layer="layout" svg:width="2.259cm" svg:height="2.243cm" svg:x="1.989cm" svg:y="6.952cm">
          <draw:text-box>
            <text:p text:style-name="P4"><text:span text:style-name="T1">SINE</text:span></text:p>
            <text:p text:style-name="P4"><text:span text:style-name="T1">SAWTOOTH</text:span></text:p>
            <text:p text:style-name="P4"><text:span text:style-name="T1">DELAY WET</text:span></text:p>
            <text:p text:style-name="P4"><text:span text:style-name="T1">ENV MOD 1</text:span></text:p>
            <text:p text:style-name="P4"><text:span text:style-name="T1">SOMETHING</text:span></text:p>
            <text:p text:style-name="P4"><text:span text:style-name="T1">HELLO</text:span></text:p>
            <text:p text:style-name="P4"><text:span text:style-name="T1">SEVEN</text:span></text:p>
            <text:p text:style-name="P4"><text:span text:style-name="T1">NUMBER 8</text:span></text:p>
          </draw:text-box>
        </draw:frame>
        <draw:custom-shape draw:style-name="gr3" draw:text-style-name="P3" draw:layer="layout" svg:width="0.25cm" svg:height="0.25cm" svg:x="6.299cm" svg:y="2.4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6.299cm" svg:y="2.7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6.299cm" svg:y="2.9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6.299cm" svg:y="3.2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6.299cm" svg:y="3.4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6.299cm" svg:y="3.7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6.299cm" svg:y="3.9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6.299cm" svg:y="4.2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6.299cm" svg:y="4.7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6.299cm" svg:y="4.9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6.299cm" svg:y="5.2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6.299cm" svg:y="5.4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6.299cm" svg:y="5.7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6.299cm" svg:y="5.9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6.299cm" svg:y="6.2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6.299cm" svg:y="6.4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6.299cm" svg:y="7.0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6.299cm" svg:y="7.2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6.299cm" svg:y="7.5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6.299cm" svg:y="7.7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6.299cm" svg:y="8.0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6.299cm" svg:y="8.2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6.299cm" svg:y="8.5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6.299cm" svg:y="8.776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2.259cm" svg:height="2.243cm" svg:x="4.19cm" svg:y="2.4cm">
          <draw:text-box>
            <text:p text:style-name="P6"><text:span text:style-name="T1">SINE</text:span></text:p>
            <text:p text:style-name="P6"><text:span text:style-name="T1">SAWTOOTH</text:span></text:p>
            <text:p text:style-name="P6"><text:span text:style-name="T1">DELAY WET</text:span></text:p>
            <text:p text:style-name="P6"><text:span text:style-name="T1">ENV MOD 1</text:span></text:p>
            <text:p text:style-name="P6"><text:span text:style-name="T1">SOMETHING</text:span></text:p>
            <text:p text:style-name="P6"><text:span text:style-name="T1">HELLO</text:span></text:p>
            <text:p text:style-name="P6"><text:span text:style-name="T1">SEVEN</text:span></text:p>
            <text:p text:style-name="P6"><text:span text:style-name="T1">NUMBER 8</text:span></text:p>
          </draw:text-box>
        </draw:frame>
        <draw:frame draw:style-name="gr4" draw:text-style-name="P7" draw:layer="layout" svg:width="2.259cm" svg:height="2.243cm" svg:x="4.189cm" svg:y="4.65cm">
          <draw:text-box>
            <text:p text:style-name="P6"><text:span text:style-name="T1">SINE</text:span></text:p>
            <text:p text:style-name="P6"><text:span text:style-name="T1">SAWTOOTH</text:span></text:p>
            <text:p text:style-name="P6"><text:span text:style-name="T1">DELAY WET</text:span></text:p>
            <text:p text:style-name="P6"><text:span text:style-name="T1">ENV MOD 1</text:span></text:p>
            <text:p text:style-name="P6"><text:span text:style-name="T1">SOMETHING</text:span></text:p>
            <text:p text:style-name="P6"><text:span text:style-name="T1">HELLO</text:span></text:p>
            <text:p text:style-name="P6"><text:span text:style-name="T1">SEVEN</text:span></text:p>
            <text:p text:style-name="P6"><text:span text:style-name="T1">NUMBER 8</text:span></text:p>
          </draw:text-box>
        </draw:frame>
        <draw:frame draw:style-name="gr4" draw:text-style-name="P7" draw:layer="layout" svg:width="2.259cm" svg:height="2.243cm" svg:x="4.19cm" svg:y="6.95cm">
          <draw:text-box>
            <text:p text:style-name="P6"><text:span text:style-name="T1">SINE</text:span></text:p>
            <text:p text:style-name="P6"><text:span text:style-name="T1">SAWTOOTH</text:span></text:p>
            <text:p text:style-name="P6"><text:span text:style-name="T1">DELAY WET</text:span></text:p>
            <text:p text:style-name="P6"><text:span text:style-name="T1">ENV MOD 1</text:span></text:p>
            <text:p text:style-name="P6"><text:span text:style-name="T1">SOMETHING</text:span></text:p>
            <text:p text:style-name="P6"><text:span text:style-name="T1">HELLO</text:span></text:p>
            <text:p text:style-name="P6"><text:span text:style-name="T1">SEVEN</text:span></text:p>
            <text:p text:style-name="P6"><text:span text:style-name="T1">NUMBER 8</text:span></text:p>
          </draw:text-box>
        </draw:frame>
        <draw:custom-shape draw:style-name="gr5" draw:text-style-name="P1" draw:layer="layout" svg:width="14.07cm" svg:height="11.67cm" svg:x="1.225cm" svg:y="1.2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.901cm" svg:y="9.2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.901cm" svg:y="9.5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.901cm" svg:y="9.7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.901cm" svg:y="10.0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.901cm" svg:y="10.2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.901cm" svg:y="10.5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.901cm" svg:y="10.7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1.901cm" svg:y="11.026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259cm" svg:height="2.243cm" svg:x="1.99cm" svg:y="9.202cm">
          <draw:text-box>
            <text:p text:style-name="P4"><text:span text:style-name="T1">SINE</text:span></text:p>
            <text:p text:style-name="P4"><text:span text:style-name="T1">SAWTOOTH</text:span></text:p>
            <text:p text:style-name="P4"><text:span text:style-name="T1">DELAY WET</text:span></text:p>
            <text:p text:style-name="P4"><text:span text:style-name="T1">ENV MOD 1</text:span></text:p>
            <text:p text:style-name="P4"><text:span text:style-name="T1">SOMETHING</text:span></text:p>
            <text:p text:style-name="P4"><text:span text:style-name="T1">HELLO</text:span></text:p>
            <text:p text:style-name="P4"><text:span text:style-name="T1">SEVEN</text:span></text:p>
            <text:p text:style-name="P4"><text:span text:style-name="T1">NUMBER 8</text:span></text:p>
          </draw:text-box>
        </draw:frame>
        <draw:custom-shape draw:style-name="gr3" draw:text-style-name="P3" draw:layer="layout" svg:width="0.25cm" svg:height="0.25cm" svg:x="6.3cm" svg:y="9.2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6.3cm" svg:y="9.5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6.3cm" svg:y="9.7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6.3cm" svg:y="10.0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6.3cm" svg:y="10.2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6.3cm" svg:y="10.5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6.3cm" svg:y="10.7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5cm" svg:height="0.25cm" svg:x="6.3cm" svg:y="11.026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2.259cm" svg:height="2.243cm" svg:x="4.191cm" svg:y="9.2cm">
          <draw:text-box>
            <text:p text:style-name="P6"><text:span text:style-name="T1">SINE</text:span></text:p>
            <text:p text:style-name="P6"><text:span text:style-name="T1">SAWTOOTH</text:span></text:p>
            <text:p text:style-name="P6"><text:span text:style-name="T1">DELAY WET</text:span></text:p>
            <text:p text:style-name="P6"><text:span text:style-name="T1">ENV MOD 1</text:span></text:p>
            <text:p text:style-name="P6"><text:span text:style-name="T1">SOMETHING</text:span></text:p>
            <text:p text:style-name="P6"><text:span text:style-name="T1">HELLO</text:span></text:p>
            <text:p text:style-name="P6"><text:span text:style-name="T1">SEVEN</text:span></text:p>
            <text:p text:style-name="P6"><text:span text:style-name="T1">NUMBER 8</text:span></text:p>
          </draw:text-box>
        </draw:frame>
        <draw:custom-shape draw:style-name="gr6" draw:text-style-name="P3" draw:layer="layout" svg:width="1.4cm" svg:height="1.4cm" svg:x="7.4cm" svg:y="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9" draw:layer="layout" svg:width="1.4cm" svg:height="0.5cm" svg:x="7.4cm" svg:y="3.1cm">
          <draw:text-box>
            <text:p text:style-name="P8"><text:span text:style-name="T1">IN</text:span></text:p>
          </draw:text-box>
        </draw:frame>
        <draw:custom-shape draw:style-name="gr6" draw:text-style-name="P3" draw:layer="layout" svg:width="1.4cm" svg:height="1.4cm" svg:x="9.201cm" svg:y="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9" draw:layer="layout" svg:width="1.4cm" svg:height="0.5cm" svg:x="9.201cm" svg:y="3.1cm">
          <draw:text-box>
            <text:p text:style-name="P8"><text:span text:style-name="T1">OUT</text:span></text:p>
          </draw:text-box>
        </draw:frame>
        <draw:custom-shape draw:style-name="gr8" draw:text-style-name="P10" draw:layer="layout" svg:width="0.901cm" svg:height="0.9cm" svg:x="8.8cm" svg:y="4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901cm" svg:height="0.9cm" svg:x="10.3cm" svg:y="4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901cm" svg:height="0.9cm" svg:x="11.8cm" svg:y="4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901cm" svg:height="0.9cm" svg:x="13.3cm" svg:y="4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9" draw:layer="layout" svg:width="1.5cm" svg:height="0.5cm" svg:x="8.5cm" svg:y="5cm">
          <draw:text-box>
            <text:p text:style-name="P8"><text:span text:style-name="T1">KNOB</text:span></text:p>
          </draw:text-box>
        </draw:frame>
        <draw:frame draw:style-name="gr7" draw:text-style-name="P9" draw:layer="layout" svg:width="1.5cm" svg:height="0.5cm" svg:x="10cm" svg:y="5cm">
          <draw:text-box>
            <text:p text:style-name="P8"><text:span text:style-name="T1">KNOB</text:span></text:p>
          </draw:text-box>
        </draw:frame>
        <draw:frame draw:style-name="gr7" draw:text-style-name="P9" draw:layer="layout" svg:width="1.5cm" svg:height="0.5cm" svg:x="11.5cm" svg:y="5cm">
          <draw:text-box>
            <text:p text:style-name="P8"><text:span text:style-name="T1">KNOB</text:span></text:p>
          </draw:text-box>
        </draw:frame>
        <draw:frame draw:style-name="gr7" draw:text-style-name="P9" draw:layer="layout" svg:width="1.5cm" svg:height="0.5cm" svg:x="13cm" svg:y="5cm">
          <draw:text-box>
            <text:p text:style-name="P8"><text:span text:style-name="T1">KNOB</text:span></text:p>
          </draw:text-box>
        </draw:frame>
        <draw:custom-shape draw:style-name="gr8" draw:text-style-name="P10" draw:layer="layout" svg:width="0.901cm" svg:height="0.9cm" svg:x="8.8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901cm" svg:height="0.9cm" svg:x="10.3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901cm" svg:height="0.9cm" svg:x="11.8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901cm" svg:height="0.9cm" svg:x="13.3cm" svg:y="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9" draw:layer="layout" svg:width="1.5cm" svg:height="0.5cm" svg:x="8.5cm" svg:y="7cm">
          <draw:text-box>
            <text:p text:style-name="P8"><text:span text:style-name="T1">KNOB</text:span></text:p>
          </draw:text-box>
        </draw:frame>
        <draw:frame draw:style-name="gr7" draw:text-style-name="P9" draw:layer="layout" svg:width="1.5cm" svg:height="0.5cm" svg:x="10cm" svg:y="7cm">
          <draw:text-box>
            <text:p text:style-name="P8"><text:span text:style-name="T1">KNOB</text:span></text:p>
          </draw:text-box>
        </draw:frame>
        <draw:frame draw:style-name="gr7" draw:text-style-name="P9" draw:layer="layout" svg:width="1.5cm" svg:height="0.5cm" svg:x="11.5cm" svg:y="7cm">
          <draw:text-box>
            <text:p text:style-name="P8"><text:span text:style-name="T1">KNOB</text:span></text:p>
          </draw:text-box>
        </draw:frame>
        <draw:frame draw:style-name="gr7" draw:text-style-name="P9" draw:layer="layout" svg:width="1.5cm" svg:height="0.5cm" svg:x="13cm" svg:y="7cm">
          <draw:text-box>
            <text:p text:style-name="P8"><text:span text:style-name="T1">KNOB</text:span></text:p>
          </draw:text-box>
        </draw:frame>
        <draw:custom-shape draw:style-name="gr8" draw:text-style-name="P10" draw:layer="layout" svg:width="0.901cm" svg:height="0.9cm" svg:x="8.799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901cm" svg:height="0.9cm" svg:x="10.299cm" svg:y="8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901cm" svg:height="0.9cm" svg:x="11.799cm" svg:y="8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901cm" svg:height="0.9cm" svg:x="13.299cm" svg:y="8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9" draw:layer="layout" svg:width="1.5cm" svg:height="0.5cm" svg:x="8.499cm" svg:y="9cm">
          <draw:text-box>
            <text:p text:style-name="P8"><text:span text:style-name="T1">KNOB</text:span></text:p>
          </draw:text-box>
        </draw:frame>
        <draw:frame draw:style-name="gr7" draw:text-style-name="P9" draw:layer="layout" svg:width="1.5cm" svg:height="0.5cm" svg:x="9.999cm" svg:y="9cm">
          <draw:text-box>
            <text:p text:style-name="P8"><text:span text:style-name="T1">KNOB</text:span></text:p>
          </draw:text-box>
        </draw:frame>
        <draw:frame draw:style-name="gr7" draw:text-style-name="P9" draw:layer="layout" svg:width="1.5cm" svg:height="0.5cm" svg:x="11.499cm" svg:y="9cm">
          <draw:text-box>
            <text:p text:style-name="P8"><text:span text:style-name="T1">KNOB</text:span></text:p>
          </draw:text-box>
        </draw:frame>
        <draw:frame draw:style-name="gr7" draw:text-style-name="P9" draw:layer="layout" svg:width="1.5cm" svg:height="0.5cm" svg:x="12.999cm" svg:y="9cm">
          <draw:text-box>
            <text:p text:style-name="P8"><text:span text:style-name="T1">KNOB</text:span></text:p>
          </draw:text-box>
        </draw:frame>
        <draw:custom-shape draw:style-name="gr8" draw:text-style-name="P10" draw:layer="layout" svg:width="0.901cm" svg:height="0.9cm" svg:x="8.799cm" svg:y="10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901cm" svg:height="0.9cm" svg:x="10.299cm" svg:y="10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901cm" svg:height="0.9cm" svg:x="11.799cm" svg:y="10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901cm" svg:height="0.9cm" svg:x="13.299cm" svg:y="10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9" draw:layer="layout" svg:width="1.5cm" svg:height="0.5cm" svg:x="8.499cm" svg:y="11cm">
          <draw:text-box>
            <text:p text:style-name="P8"><text:span text:style-name="T1">KNOB</text:span></text:p>
          </draw:text-box>
        </draw:frame>
        <draw:frame draw:style-name="gr7" draw:text-style-name="P9" draw:layer="layout" svg:width="1.5cm" svg:height="0.5cm" svg:x="9.999cm" svg:y="11cm">
          <draw:text-box>
            <text:p text:style-name="P8"><text:span text:style-name="T1">KNOB</text:span></text:p>
          </draw:text-box>
        </draw:frame>
        <draw:frame draw:style-name="gr7" draw:text-style-name="P9" draw:layer="layout" svg:width="1.5cm" svg:height="0.5cm" svg:x="11.499cm" svg:y="11cm">
          <draw:text-box>
            <text:p text:style-name="P8"><text:span text:style-name="T1">KNOB</text:span></text:p>
          </draw:text-box>
        </draw:frame>
        <draw:frame draw:style-name="gr7" draw:text-style-name="P9" draw:layer="layout" svg:width="1.5cm" svg:height="0.5cm" svg:x="12.999cm" svg:y="11cm">
          <draw:text-box>
            <text:p text:style-name="P8"><text:span text:style-name="T1">KNOB</text:span></text:p>
          </draw:text-box>
        </draw:frame>
        <draw:custom-shape draw:style-name="gr9" draw:text-style-name="P2" draw:layer="layout" svg:width="0.53cm" svg:height="0.47cm" svg:x="2.3cm" svg:y="1.5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2" draw:layer="layout" svg:width="0.53cm" svg:height="0.47cm" svg:x="13.701cm" svg:y="1.50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2" draw:layer="layout" svg:width="0.53cm" svg:height="0.47cm" svg:x="2.301cm" svg:y="12.101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2" draw:layer="layout" svg:width="0.53cm" svg:height="0.47cm" svg:x="13.702cm" svg:y="12.10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0" draw:text-style-name="P2" draw:layer="layout" svg:width="0.635cm" svg:height="3.1cm" svg:x="17.765cm" svg:y="2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1cm" svg:height="1cm" svg:x="12.401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9" draw:layer="layout" svg:width="1.4cm" svg:height="0.5cm" svg:x="12.201cm" svg:y="3.1cm">
          <draw:text-box>
            <text:p text:style-name="P8"><text:span text:style-name="T1">9V</text:span></text:p>
          </draw:text-box>
        </draw:frame>
        <draw:custom-shape draw:style-name="gr11" draw:text-style-name="P3" draw:layer="layout" svg:width="1cm" svg:height="1cm" svg:x="11.001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9" draw:layer="layout" svg:width="1.4cm" svg:height="0.5cm" svg:x="10.801cm" svg:y="3.1cm">
          <draw:text-box>
            <text:p text:style-name="P8"><text:span text:style-name="T1">MIDI</text:span></text:p>
          </draw:text-box>
        </draw:frame>
        <draw:custom-shape draw:style-name="gr12" draw:text-style-name="P11" draw:layer="layout" svg:width="0.7cm" svg:height="0.7cm" svg:x="9.501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draw:layer="layout" svg:width="0.7cm" svg:height="0.7cm" svg:x="10.501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draw:layer="layout" svg:width="0.7cm" svg:height="0.7cm" svg:x="11.501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draw:layer="layout" svg:width="0.7cm" svg:height="0.7cm" svg:x="12.501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draw:layer="layout" svg:width="0.7cm" svg:height="0.7cm" svg:x="7.501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draw:layer="layout" svg:width="0.7cm" svg:height="0.7cm" svg:x="8.501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9" draw:layer="layout" svg:width="1.5cm" svg:height="0.5cm" svg:x="8.101cm" svg:y="12.5cm">
          <draw:text-box>
            <text:p text:style-name="P8"><text:span text:style-name="T1">TACT</text:span></text:p>
          </draw:text-box>
        </draw:frame>
        <draw:frame draw:style-name="gr7" draw:text-style-name="P9" draw:layer="layout" svg:width="1.5cm" svg:height="0.5cm" svg:x="7.101cm" svg:y="12.5cm">
          <draw:text-box>
            <text:p text:style-name="P8"><text:span text:style-name="T1">TACT</text:span></text:p>
          </draw:text-box>
        </draw:frame>
        <draw:frame draw:style-name="gr7" draw:text-style-name="P9" draw:layer="layout" svg:width="1.5cm" svg:height="0.5cm" svg:x="9.101cm" svg:y="12.5cm">
          <draw:text-box>
            <text:p text:style-name="P8"><text:span text:style-name="T1">TACT</text:span></text:p>
          </draw:text-box>
        </draw:frame>
        <draw:frame draw:style-name="gr7" draw:text-style-name="P9" draw:layer="layout" svg:width="1.5cm" svg:height="0.5cm" svg:x="10.101cm" svg:y="12.5cm">
          <draw:text-box>
            <text:p text:style-name="P8"><text:span text:style-name="T1">TACT</text:span></text:p>
          </draw:text-box>
        </draw:frame>
        <draw:frame draw:style-name="gr7" draw:text-style-name="P9" draw:layer="layout" svg:width="1.5cm" svg:height="0.5cm" svg:x="11.101cm" svg:y="12.5cm">
          <draw:text-box>
            <text:p text:style-name="P8"><text:span text:style-name="T1">TACT</text:span></text:p>
          </draw:text-box>
        </draw:frame>
        <draw:frame draw:style-name="gr7" draw:text-style-name="P9" draw:layer="layout" svg:width="1.5cm" svg:height="0.5cm" svg:x="12.101cm" svg:y="12.5cm">
          <draw:text-box>
            <text:p text:style-name="P8"><text:span text:style-name="T1">TACT</text:span></text:p>
          </draw:text-box>
        </draw:frame>
        <draw:custom-shape draw:style-name="gr13" draw:text-style-name="P12" draw:layer="layout" svg:width="0.5cm" svg:height="0.5cm" svg:x="3.301cm" svg:y="1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9" draw:layer="layout" svg:width="1.5cm" svg:height="0.5cm" svg:x="2.801cm" svg:y="12.5cm">
          <draw:text-box>
            <text:p text:style-name="P8"><text:span text:style-name="T1">LED</text:span></text:p>
          </draw:text-box>
        </draw:frame>
        <draw:custom-shape draw:style-name="gr13" draw:text-style-name="P12" draw:layer="layout" svg:width="0.5cm" svg:height="0.5cm" svg:x="4.001cm" svg:y="1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9" draw:layer="layout" svg:width="1.5cm" svg:height="0.5cm" svg:x="3.501cm" svg:y="12.5cm">
          <draw:text-box>
            <text:p text:style-name="P8"><text:span text:style-name="T1">LED</text:span></text:p>
          </draw:text-box>
        </draw:frame>
        <draw:custom-shape draw:style-name="gr13" draw:text-style-name="P12" draw:layer="layout" svg:width="0.5cm" svg:height="0.5cm" svg:x="4.701cm" svg:y="1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9" draw:layer="layout" svg:width="1.5cm" svg:height="0.5cm" svg:x="4.201cm" svg:y="12.5cm">
          <draw:text-box>
            <text:p text:style-name="P8"><text:span text:style-name="T1">LED</text:span></text:p>
          </draw:text-box>
        </draw:frame>
        <draw:custom-shape draw:style-name="gr13" draw:text-style-name="P12" draw:layer="layout" svg:width="0.5cm" svg:height="0.5cm" svg:x="5.401cm" svg:y="1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9" draw:layer="layout" svg:width="1.5cm" svg:height="0.5cm" svg:x="4.901cm" svg:y="12.5cm">
          <draw:text-box>
            <text:p text:style-name="P8"><text:span text:style-name="T1">LED</text:span></text:p>
          </draw:text-box>
        </draw:frame>
        <draw:custom-shape draw:style-name="gr13" draw:text-style-name="P12" draw:layer="layout" svg:width="0.5cm" svg:height="0.5cm" svg:x="6.101cm" svg:y="1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9" draw:layer="layout" svg:width="1.5cm" svg:height="0.5cm" svg:x="5.601cm" svg:y="12.5cm">
          <draw:text-box>
            <text:p text:style-name="P8"><text:span text:style-name="T1">LED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11-04T11:28:55.949000000</meta:creation-date>
    <dc:date>2022-06-20T16:37:16.804000000</dc:date>
    <meta:editing-duration>P19DT8H2M25S</meta:editing-duration>
    <meta:editing-cycles>15</meta:editing-cycles>
    <meta:generator>LibreOffice/6.4.6.2$Windows_X86_64 LibreOffice_project/0ce51a4fd21bff07a5c061082cc82c5ed232f115</meta:generator>
    <meta:document-statistic meta:object-count="145"/>
  </office:meta>
</office:document-meta>
</file>